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.002cm" fo:min-width="0cm"/>
    </style:style>
    <style:style style:name="gr3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ff0000" draw:fill="hatch" draw:fill-hatch-name="Black_20_90_20_Degrees" loext:fill-use-slide-background="false" draw:textarea-horizontal-align="justify" draw:textarea-vertical-align="middle" draw:auto-grow-height="false" fo:min-height="0.407cm" fo:min-width="15.734cm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>
      <style:graphic-properties svg:stroke-color="#2a6099" draw:fill="hatch" draw:fill-hatch-name="Black_20_90_20_Degrees" loext:fill-use-slide-background="false" draw:textarea-horizontal-align="justify" draw:textarea-vertical-align="middle" draw:auto-grow-height="false" fo:min-height="0.574cm" fo:min-width="16.594cm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svg:stroke-color="#ff0000" draw:fill="hatch" draw:fill-hatch-name="Blue_20_-45_20_Degrees" loext:fill-use-slide-background="false" draw:textarea-horizontal-align="justify" draw:textarea-vertical-align="middle" draw:auto-grow-height="false" fo:min-height="0.429cm" fo:min-width="8.737cm">
        <style:columns fo:column-count="1" fo:column-gap="0cm">
          <style:column style:rel-width="65535*" fo:start-indent="0cm" fo:end-indent="0cm"/>
        </style:columns>
      </style:graphic-properties>
    </style:style>
    <style:style style:name="gr8" style:family="graphic" style:parent-style-name="standard">
      <style:graphic-properties svg:stroke-color="#ff0000" draw:fill="hatch" draw:fill-hatch-name="Blue_20_-45_20_Degrees" loext:fill-use-slide-background="false" draw:textarea-horizontal-align="justify" draw:textarea-vertical-align="middle" draw:auto-grow-height="false" fo:min-height="0.152cm" fo:min-width="11.391cm">
        <style:columns fo:column-count="1" fo:column-gap="0cm">
          <style:column style:rel-width="65535*" fo:start-indent="0cm" fo:end-indent="0cm"/>
        </style:columns>
      </style:graphic-properties>
    </style:style>
    <style:style style:name="gr9" style:family="graphic" style:parent-style-name="standard">
      <style:graphic-properties svg:stroke-color="#ff0000" draw:fill="hatch" draw:fill-hatch-name="Blue_20_-45_20_Degrees" loext:fill-use-slide-background="false" draw:textarea-horizontal-align="justify" draw:textarea-vertical-align="middle" draw:auto-grow-height="false" fo:min-height="0.429cm" fo:min-width="4.97cm">
        <style:columns fo:column-count="1" fo:column-gap="0cm">
          <style:column style:rel-width="65535*" fo:start-indent="0cm" fo:end-indent="0cm"/>
        </style:columns>
      </style:graphic-properties>
    </style:style>
    <style:style style:name="gr10" style:family="graphic" style:parent-style-name="objectwithoutfill">
      <style:graphic-properties draw:marker-end="Linienspitzen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12" style:family="graphic" style:parent-style-name="Arrow_20_Line">
      <style:graphic-properties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853cm" draw:start-guide="-0.047cm" draw:end-guide="-0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hatch" draw:fill-hatch-name="Black_20_90_20_Degrees"/>
      <style:paragraph-properties fo:text-align="center"/>
    </style:style>
    <style:style style:name="P4" style:family="paragraph">
      <loext:graphic-properties draw:fill="hatch" draw:fill-hatch-name="Blue_20_-45_20_Degrees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266cm" svg:y1="21.943cm" svg:x2="18.538cm" svg:y2="6.889cm">
          <text:p/>
        </draw:line>
        <draw:custom-shape draw:style-name="gr2" draw:text-style-name="P2" draw:layer="layout" svg:width="0.75cm" svg:height="0.755cm" svg:x="7.668cm" svg:y="17.9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75cm" svg:height="0.75cm" svg:x="18.142cm" svg:y="6.894cm">
          <text:p/>
          <draw:enhanced-geometry svg:viewBox="0 0 21600 21600" draw:glue-points="?f0 0 ?f1 10800 0 21600 10800 21600 21600 21600 ?f7 10800" draw:text-areas="?f1 10800 ?f2 18000 ?f3 7200 ?f4 21600" draw:type="isosceles-triangle" draw:modifiers="11044.47403462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8.049cm" svg:y1="7.745cm" svg:x2="19.005cm" svg:y2="7.745cm">
          <text:p/>
        </draw:line>
        <draw:custom-shape draw:style-name="gr5" draw:text-style-name="P3" draw:layer="layout" svg:width="16.234cm" svg:height="0.657cm" svg:x="2.326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0.756cm" svg:height="0.678cm" draw:transform="skewX (0.805643982720582) rotate (0.805294916870184) translate (4.176cm 20.55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237cm" svg:height="0.679cm" draw:transform="rotate (0.792554013330625) translate (2.809cm 20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1.891cm" svg:height="0.402cm" draw:transform="rotate (0.799186264488204) translate (9.494cm 14.1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47cm" svg:height="0.679cm" draw:transform="rotate (0.792554013330625) translate (2.103cm 19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.263cm" svg:y1="14.92cm" svg:x2="4.263cm" svg:y2="17.095cm">
          <text:p/>
        </draw:line>
        <draw:frame draw:style-name="gr11" draw:text-style-name="P6" draw:layer="layout" svg:width="1.47cm" svg:height="0.882cm" svg:x="4.028cm" svg:y="14.655cm">
          <draw:text-box>
            <text:p text:style-name="P5"><text:span text:style-name="T1">sE</text:span></text:p>
          </draw:text-box>
        </draw:frame>
        <draw:frame draw:style-name="gr11" draw:text-style-name="P6" draw:layer="layout" svg:width="1.47cm" svg:height="0.882cm" draw:transform="rotate (0.749269847881166) translate (3.366cm 19.787cm)">
          <draw:text-box>
            <text:p text:style-name="P5"><text:span text:style-name="T1">wG</text:span></text:p>
          </draw:text-box>
        </draw:frame>
        <draw:frame draw:style-name="gr11" draw:text-style-name="P6" draw:layer="layout" svg:width="1.47cm" svg:height="0.882cm" draw:transform="rotate (0.749269847881166) translate (2.676cm 19.199cm)">
          <draw:text-box>
            <text:p text:style-name="P5"><text:span text:style-name="T1">wD</text:span></text:p>
          </draw:text-box>
        </draw:frame>
        <draw:frame draw:style-name="gr11" draw:text-style-name="P6" draw:layer="layout" svg:width="1.47cm" svg:height="0.882cm" draw:transform="rotate (0.749269847881166) translate (9.79cm 13.57cm)">
          <draw:text-box>
            <text:p text:style-name="P5"><text:span text:style-name="T1">wH</text:span></text:p>
          </draw:text-box>
        </draw:frame>
        <draw:frame draw:style-name="gr11" draw:text-style-name="P6" draw:layer="layout" svg:width="1.47cm" svg:height="0.882cm" draw:transform="rotate (0.749269847881166) translate (8.791cm 15.731cm)">
          <draw:text-box>
            <text:p text:style-name="P5"><text:span text:style-name="T1">g</text:span></text:p>
          </draw:text-box>
        </draw:frame>
        <draw:frame draw:style-name="gr11" draw:text-style-name="P6" draw:layer="layout" svg:width="1.47cm" svg:height="0.882cm" svg:x="9.261cm" svg:y="4.777cm">
          <draw:text-box>
            <text:p text:style-name="P5"><text:span text:style-name="T1">s</text:span></text:p>
          </draw:text-box>
        </draw:frame>
        <draw:measure draw:style-name="gr12" draw:text-style-name="P8" draw:layer="measurelines" svg:x1="18.124cm" svg:y1="23.123cm" svg:x2="8.519cm" svg:y2="23.098cm">
          <text:p text:style-name="P7">G2<text:measure text:kind="gap"/></text:p>
        </draw:measure>
        <draw:measure draw:style-name="gr13" draw:text-style-name="P9" draw:layer="layout" svg:x1="8.494cm" svg:y1="23.114cm" svg:x2="4.26cm" svg:y2="23.104cm">
          <text:p text:style-name="P7">G1</text:p>
        </draw:measure>
        <draw:measure draw:style-name="gr12" draw:text-style-name="P8" draw:layer="measurelines" svg:x1="18.997cm" svg:y1="6.853cm" svg:x2="18.997cm" svg:y2="22.04cm">
          <text:p text:style-name="P7">h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2T14:50:36.610000000</meta:creation-date>
    <dc:date>2022-12-12T15:18:09.167000000</dc:date>
    <meta:editing-duration>PT27M33S</meta:editing-duration>
    <meta:editing-cycles>1</meta:editing-cycles>
    <meta:document-statistic meta:object-count="19"/>
    <meta:generator>LibreOffice/7.4.2.3$Windows_X86_64 LibreOffice_project/382eef1f22670f7f4118c8c2dd222ec7ad009daf</meta:generator>
  </office:meta>
</office:document-meta>
</file>